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7eae96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Liberation Serif" fo:font-size="14pt" style:text-underline-style="none" fo:font-weight="normal" officeooo:rsid="0123bca3" officeooo:paragraph-rsid="0123bca3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iberation Serif" fo:font-size="14pt" style:text-underline-style="none" fo:font-weight="normal" officeooo:rsid="01316e7f" officeooo:paragraph-rsid="01316e7f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iberation Serif" fo:font-size="14pt" style:text-underline-style="none" fo:font-weight="normal" officeooo:rsid="01322f90" officeooo:paragraph-rsid="01322f90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4pt" style:text-underline-style="none" fo:font-weight="normal" officeooo:rsid="013338e1" officeooo:paragraph-rsid="013338e1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officeooo:paragraph-rsid="01322f9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paragraph-rsid="01322f90" style:font-size-asian="20pt" style:font-weight-asian="bold" style:font-size-complex="20pt" style:font-weight-complex="bold"/>
    </style:style>
    <style:style style:name="T1" style:family="text">
      <style:text-properties officeooo:rsid="00f6a5c3"/>
    </style:style>
    <style:style style:name="T2" style:family="text">
      <style:text-properties officeooo:rsid="01316e7f"/>
    </style:style>
    <style:style style:name="T3" style:family="text">
      <style:text-properties officeooo:rsid="01322f90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1">Slab Multiplication</text:span>.</text:p>
      <text:p text:style-name="P1">Richard Parker <text:span text:style-name="T2">4.2</text:span>.201<text:span text:style-name="T2">8</text:span></text:p>
      <text:p text:style-name="P5"/>
      <text:p text:style-name="P6">Section 1 – Introduction</text:p>
      <text:p text:style-name="P4"/>
      <text:p text:style-name="P7">This document <text:span text:style-name="T2">takes a fresh look at the "slab multiplication" problem, based on the premise that the higher level code will probably use a naive multiplication system, chopping only as much as needed to obtain the necessary concurrency, and that the HPMI is used as the lower level working code.</text:span></text:p>
      <text:p text:style-name="P7"/>
      <text:p text:style-name="P8">Hence this middle layer has a lot on its plate. <text:s/>It must worry about memory footprint, try to implement Strassen/Winograd methods, perform the extract, assemble and linear forms if the field is an extension field, yet try to minimize memory bandwidth usage.<text:span text:style-name="T3"> <text:s/>There is a large collection of tricks available for these purposes. <text:s/>As an example, the adds of Strassen can be done in extension field Dfmt, in ground-field Dfmt, by using multiply-and-add into Cfmt and possibly later in Bfmt also, and it seems unlikely that the same choice will be suitable in all situations.</text:span></text:p>
      <text:p text:style-name="P8"/>
      <text:p text:style-name="P9">My conclusion is that we should implement a byte-code interpreted language for this, enabling the problems to be considered locally and in detail, trying to choose the best method at each point.</text:p>
      <text:p text:style-name="P9"/>
      <text:p text:style-name="P12">Section <text:span text:style-name="T3">2</text:span> – <text:span text:style-name="T3">Some byte-code concepts.</text:span></text:p>
      <text:p text:style-name="P11"/>
      <text:p text:style-name="P9">The main job done by a slam multiplication "program" is multiply-and-add C+=A*B. <text:s/>Initially, at least, a pure multiplication C=A*B will be done by zeroizing C and then doing a multiply-and-add, though pure multiplications may be implemented in due course.</text:p>
      <text:p text:style-name="P9"/>
      <text:p text:style-name="P10">The first job of the program is to chop the matrix up into <text:span text:style-name="T4">blocks</text:span>, where a particular program will usually "know" how many blocks there are in each of the three dimensions, and the first program to be attempted will do a 2x2x2 chopping. <text:s/>A block may be in one of several states, and one major purpose of the byte-code is control the transitions between these states.</text:p>
      <text:p text:style-name="P10"/>
      <text:p text:style-name="P10">One possible state is that the block is an implicit section of the (read-only) input matrix A or B.</text:p>
      <text:p text:style-name="P10"/>
      <text:p text:style-name="P10">Another is a matrix block in Afmt, Bfmt or Cfm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8-03-04T07:28:12.195303419</dc:date>
    <meta:editing-duration>P4DT10H53M56S</meta:editing-duration>
    <meta:editing-cycles>448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1" meta:paragraph-count="12" meta:word-count="326" meta:character-count="1942" meta:non-whitespace-character-count="1619"/>
  </office:meta>
</office:document-meta>
</file>